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text-properties officeooo:paragraph-rsid="0007fe2a"/>
    </style:style>
    <style:style style:name="P3" style:family="paragraph" style:parent-style-name="Text_20_body" style:list-style-name="L2"/>
    <style:style style:name="P4" style:family="paragraph" style:parent-style-name="Text_20_body" style:list-style-name="L3">
      <style:text-properties officeooo:paragraph-rsid="0007fe2a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>
      <style:text-properties officeooo:rsid="00090585" officeooo:paragraph-rsid="00090585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Heading_20_3">
      <style:text-properties officeooo:rsid="000a76b3" officeooo:paragraph-rsid="000a76b3"/>
    </style:style>
    <style:style style:name="P11" style:family="paragraph" style:parent-style-name="Text_20_body" style:list-style-name="L7">
      <style:text-properties officeooo:rsid="000a76b3"/>
    </style:style>
    <style:style style:name="P12" style:family="paragraph" style:parent-style-name="Horizontal_20_Line">
      <style:text-properties officeooo:rsid="000a76b3"/>
    </style:style>
    <style:style style:name="P13" style:family="paragraph" style:parent-style-name="Heading_20_3">
      <style:text-properties officeooo:rsid="000a76b3"/>
    </style:style>
    <style:style style:name="P14" style:family="paragraph" style:parent-style-name="Text_20_body" style:list-style-name="L8">
      <style:text-properties officeooo:rsid="000a76b3"/>
    </style:style>
    <style:style style:name="P15" style:family="paragraph" style:parent-style-name="Text_20_body" style:list-style-name="L9">
      <style:text-properties officeooo:rsid="000a76b3"/>
    </style:style>
    <style:style style:name="P16" style:family="paragraph" style:parent-style-name="Text_20_body" style:list-style-name="L10">
      <style:text-properties officeooo:rsid="000a76b3"/>
    </style:style>
    <style:style style:name="P17" style:family="paragraph" style:parent-style-name="Text_20_body" style:list-style-name="L11">
      <style:text-properties officeooo:rsid="000a76b3"/>
    </style:style>
    <style:style style:name="P18" style:family="paragraph" style:parent-style-name="Standard">
      <style:text-properties officeooo:rsid="000a76b3" officeooo:paragraph-rsid="000a76b3"/>
    </style:style>
    <style:style style:name="T1" style:family="text">
      <style:text-properties officeooo:rsid="00090585"/>
    </style:style>
    <style:style style:name="T2" style:family="text">
      <style:text-properties officeooo:rsid="0007fe2a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N/U Algebra Quiz</text:span></text:h>
      <text:list text:style-name="L1">
        <text:list-item>
          <text:p text:style-name="P1">In N/U notation, a value is written as ______ <text:span text:style-name="T1">__</text:span> ______ <text:span text:style-name="T1">___</text:span>.</text:p>
          <text:list>
            <text:list-item>
              <text:p text:style-name="P1">The first blank is the ______ value. <text:s/>The second blank is the ______.</text:p>
            </text:list-item>
          </text:list>
        </text:list-item>
      </text:list>
      <text:p text:style-name="Horizontal_20_Line"/>
      <text:h text:style-name="Heading_20_3" text:outline-level="3">Addition (⊕)</text:h>
      <text:list text:style-name="L2">
        <text:list-item>
          <text:p text:style-name="P2">Write the rule for addition: (______) <text:span text:style-name="T2">___</text:span> (______) <text:span text:style-name="T2">____</text:span> ( ______ , ______ )</text:p>
          <text:list>
            <text:list-item>
              <text:p text:style-name="P3">Solve: (7⟨0.2⟩) ⊕ (5⟨0.3⟩) = ______</text:p>
            </text:list-item>
          </text:list>
        </text:list-item>
      </text:list>
      <text:p text:style-name="Horizontal_20_Line"/>
      <text:h text:style-name="Heading_20_3" text:outline-level="3">Multiplication (⊗)</text:h>
      <text:list text:style-name="L3">
        <text:list-item>
          <text:p text:style-name="P4">Write the rule for multiplication: (______) <text:span text:style-name="T2">__</text:span> (______<text:span text:style-name="T2">)</text:span> <text:span text:style-name="T2">____</text:span> ( ______ <text:s/><text:span text:style-name="T1">____</text:span> ______ )</text:p>
          <text:list>
            <text:list-item>
              <text:p text:style-name="P5">Solve: (3⟨0.2⟩) ⊗ (4⟨0.3⟩) = ______</text:p>
            </text:list-item>
          </text:list>
        </text:list-item>
      </text:list>
      <text:p text:style-name="Horizontal_20_Line"/>
      <text:h text:style-name="Heading_20_3" text:outline-level="3">Catch Operator (<text:span text:style-name="T2">____)</text:span></text:h>
      <text:list text:style-name="L4">
        <text:list-item>
          <text:p text:style-name="P6">Write the rule for the Catch operator: <text:span text:style-name="T1">___</text:span>(<text:span text:style-name="T1">_____</text:span>) <text:span text:style-name="T1">___</text:span> ( ______ <text:s/><text:span text:style-name="T1">___</text:span> ______ )</text:p>
          <text:list>
            <text:list-item>
              <text:p text:style-name="P6">Solve: <text:span text:style-name="T1">___</text:span>(8⟨0.5⟩) = ______</text:p>
            </text:list-item>
          </text:list>
        </text:list-item>
      </text:list>
      <text:p text:style-name="Horizontal_20_Line"/>
      <text:h text:style-name="Heading_20_3" text:outline-level="3">Flip Operator (<text:span text:style-name="T2">____</text:span>)</text:h>
      <text:list text:style-name="L5">
        <text:list-item>
          <text:p text:style-name="P7">Write the rule for the Flip operator: ___(________)</text:p>
        </text:list-item>
        <text:list-item>
          <text:p text:style-name="P8">What is preserved when applying a Flip operator? ____________________</text:p>
        </text:list-item>
      </text:list>
      <text:p text:style-name="Horizontal_20_Line"/>
      <text:h text:style-name="Heading_20_3" text:outline-level="3">Conservation Metric</text:h>
      <text:list text:style-name="L6">
        <text:list-item>
          <text:p text:style-name="P9">Write the conservation metric formula: <text:span text:style-name="T2">_____</text:span> <text:span text:style-name="T2">___</text:span> ______ <text:span text:style-name="T2">___</text:span> ______.</text:p>
          <text:list>
            <text:list-item>
              <text:p text:style-name="P9">Why is the conservation metric important?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" text:outline-level="3"><text:soft-page-break/>Problem (in N/U form)</text:h>
      <text:list text:style-name="L7">
        <text:list-item>
          <text:p text:style-name="P11"><text:span text:style-name="T3">Week</text:span><text:span text:style-name="T4">days</text:span>: average <text:span text:style-name="Strong_20_Emphasis">200⟨10⟩ likes/day</text:span></text:p>
        </text:list-item>
        <text:list-item>
          <text:p text:style-name="P11"><text:span text:style-name="T3">Week</text:span><text:span text:style-name="T4">ends</text:span>: average <text:span text:style-name="Strong_20_Emphasis">400⟨20⟩ likes/day</text:span></text:p>
        </text:list-item>
        <text:list-item>
          <text:p text:style-name="P11">Period: 7 consecutive days → 5 weekdays + 2 weekend days (nominal ordering OK!)</text:p>
        </text:list-item>
        <text:list-item>
          <text:p text:style-name="P11">Task: Conservatively estimate the <text:span text:style-name="Emphasis">total likes</text:span> in 7 days.</text:p>
        </text:list-item>
      </text:list>
      <text:p text:style-name="P12"/>
      <text:h text:style-name="P13" text:outline-level="3">Step 1. Express weekdays and weekends in N/U notation</text:h>
      <text:list text:style-name="L8">
        <text:list-item>
          <text:p text:style-name="P14">Weekday likes/day = (200, 10)</text:p>
        </text:list-item>
        <text:list-item>
          <text:p text:style-name="P14">Weekend likes/day = (400, 20)</text:p>
        </text:list-item>
      </text:list>
      <text:p text:style-name="P12"/>
      <text:h text:style-name="P13" text:outline-level="3">Step 2. Scale by number of days</text:h>
      <text:list text:style-name="L9">
        <text:list-item>
          <text:p text:style-name="P15">Weekdays: 5 × (200, 10) = (5×200, 5×10) = (1000, 50)</text:p>
        </text:list-item>
        <text:list-item>
          <text:p text:style-name="P15">Weekends: 2 × (400, 20) = (2×400, 2×20) = (800, 40)</text:p>
        </text:list-item>
      </text:list>
      <text:p text:style-name="P12"/>
      <text:h text:style-name="P13" text:outline-level="3">Step 3. Add them up conservatively</text:h>
      <text:list text:style-name="L10">
        <text:list-item>
          <text:p text:style-name="P16">Total = (1000, 50) ⊕ (800, 40)</text:p>
        </text:list-item>
        <text:list-item>
          <text:p text:style-name="P16">= (1000+800, 50+40)</text:p>
        </text:list-item>
        <text:list-item>
          <text:p text:style-name="P16">= (1800, 90)</text:p>
        </text:list-item>
      </text:list>
      <text:p text:style-name="P12"/>
      <text:h text:style-name="P13" text:outline-level="3">Step 4. Interpret</text:h>
      <text:list text:style-name="L11">
        <text:list-item>
          <text:p text:style-name="P17">Nominal = 1800 likes</text:p>
        </text:list-item>
        <text:list-item>
          <text:p text:style-name="P17">Uncertainty = ±90</text:p>
        </text:list-item>
        <text:list-item>
          <text:p text:style-name="P17">Conservative estimate = <text:span text:style-name="Strong_20_Emphasis">1800 − 90 = 1710 likes</text:span></text:p>
        </text:list-item>
      </text:list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917in" fo:margin-right="0.7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21:14:14.110702014</meta:creation-date>
    <dc:date>2025-09-23T23:34:17.381892660</dc:date>
    <meta:editing-duration>PT2H1M</meta:editing-duration>
    <meta:editing-cycles>3</meta:editing-cycles>
    <meta:generator>LibreOffice/25.8.1.1$Linux_X86_64 LibreOffice_project/54047653041915e595ad4e45cccea684809c77b5</meta:generator>
    <meta:print-date>2025-09-23T21:39:31.531393478</meta:print-date>
    <meta:document-statistic meta:table-count="0" meta:image-count="0" meta:object-count="0" meta:page-count="2" meta:paragraph-count="37" meta:word-count="278" meta:character-count="1498" meta:non-whitespace-character-count="1280"/>
  </office:meta>
</office:document-meta>
</file>